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2">Check outline for heading levels</text:p>
      <text:p text:style-name="P2">Alter CSS for style of book</text:p>
      <text:p text:style-name="P2">Check &lt;hr /&gt;s</text:p>
      <text:p text:style-name="P2">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oft-page-break/><text:s text:c="3"/><text:span text:style-name="T7">21. Prepare HTML Edition (4-? hr.)</text:span></text:p>
      <text:list xml:id="list3288600378217279540"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text:span><text:soft-page-break/><text:span text:style-name="T4">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soft-page-break/><text:a xlink:type="simple" xlink:href="http://www.pgdp.net/wiki/The_Proofreader's_Guide_to_EPUB#How_to_Author_HTML_That_Converts_Gracefully_to_EPUB">Change 'width=px' in img to CSS with @media screen classes </text:a></text:p>
      <text:p text:style-name="P1"/>
      <text:list xml:id="list32396269"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oft-page-break/><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2:23:15.13</dc:date>
    <dc:creator>Gemma Wright</dc:creator>
    <meta:editing-duration>PT22H11M23S</meta:editing-duration>
    <meta:editing-cycles>65</meta:editing-cycles>
    <meta:generator>OpenOffice/4.0.1$Win32 OpenOffice.org_project/401m5$Build-9714</meta:generator>
    <meta:document-statistic meta:table-count="2" meta:image-count="0" meta:object-count="0" meta:page-count="13" meta:paragraph-count="334" meta:word-count="5116" meta:character-count="31661"/>
  </office:meta>
</office:document-meta>
</file>